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800000280E6D440DC502451B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07a2" officeooo:paragraph-rsid="001007a2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46in" fo:min-width="0.2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3.75in" svg:height="6.6665in" draw:z-index="0"><draw:image xlink:href="Pictures/100000000000016800000280E6D440DC502451B8.png" xlink:type="simple" xlink:show="embed" xlink:actuate="onLoad" loext:mime-type="image/png"/></draw:frame><draw:custom-shape text:anchor-type="paragraph" draw:z-index="1" draw:name="Shape1" draw:style-name="gr1" draw:text-style-name="P2" svg:width="0.3024in" svg:height="0.3024in" svg:x="4.239in" svg:y="0.6091in"><text:p text:style-name="P2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2" svg:width="0.3024in" svg:height="0.3024in" svg:x="4.3118in" svg:y="1.0465in"><text:p text:style-name="P2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42:41.512314270</meta:creation-date>
    <dc:date>2019-08-23T01:44:15.316544711</dc:date>
    <meta:editing-duration>PT1M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5.2$Linux_X86_64 LibreOffice_project/20$Build-2</meta:generator>
  </office:meta>
</office:document-meta>
</file>